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1.7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655cm" fo:min-width="21.7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02cm" fo:min-width="20.45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5.215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textarea-horizontal-align="center" draw:textarea-vertical-align="justify" draw:auto-grow-height="false" draw:auto-grow-width="true" fo:min-height="0.599cm" fo:min-width="25.935cm"/>
      <style:paragraph-properties style:writing-mode="lr-tb"/>
    </style:style>
    <style:style style:name="pr5" style:family="presentation" style:parent-style-name="Standard_20_1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placeholder="true" presentation:user-transformed="true">
          <draw:text-box/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use-date-time-name="dtd1" xml:id="id2" draw:id="id2">
        <office:forms form:automatic-focus="false" form:apply-design-mode="false"/>
        <draw:frame presentation:style-name="pr4" draw:layer="layout" svg:width="25.935cm" svg:height="1.182cm" svg:x="0.735cm" svg:y="0.079cm" presentation:class="title">
          <draw:text-box>
            <text:p>Architecture</text:p>
          </draw:text-box>
        </draw:frame>
        <draw:custom-shape draw:style-name="gr2" draw:text-style-name="P6" draw:layer="layout" svg:width="22.225cm" svg:height="1.27cm" svg:x="2.54cm" svg:y="8.38cm">
          <text:p text:style-name="P4"><text:span text:style-name="T1">OperatingSystem</text:span></text:p>
          <text:p text:style-name="P5"><text:span text:style-name="T2">FileSystem – VirtualDisk image as file <text:s text:c="88"/>Net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2.225cm" svg:height="3.905cm" svg:x="2.54cm" svg:y="3.985cm">
          <text:p text:style-name="P4">Virtual-Machine (VM)</text:p>
          <text:p text:style-name="P4"/>
          <text:p text:style-name="P4"/>
          <text:p text:style-name="P4"/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0.955cm" svg:height="1.27cm" svg:x="3.175cm" svg:y="4.955cm">
          <text:p text:style-name="P4"><text:span text:style-name="T3">Doc</text:span><text:span text:style-name="T3">ker </text:span><text:span text:style-name="T3">Virtu</text:span><text:span text:style-name="T3">aliza</text:span><text:span text:style-name="T3">tion</text:span></text:p>
          <text:p text:style-name="P5"><text:span text:style-name="T2">Local-</text:span><text:span text:style-name="T2">disk <text:s text:c="3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5"/></text:span><text:span text:style-name="T2">Dock</text:span><text:span text:style-name="T2">er </text:span><text:span text:style-name="T2">Netw</text:span><text:span text:style-name="T2">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3.81cm" svg:y1="8.895cm" svg:x2="3.81cm" svg:y2="7.025cm">
          <text:p/>
        </draw:line>
        <draw:custom-shape draw:style-name="gr6" draw:text-style-name="P6" draw:layer="layout" svg:width="5.715cm" svg:height="0.635cm" svg:x="19.05cm" svg:y="10.235cm">
          <text:p text:style-name="P6"><text:span text:style-name="T1">Local Network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1.59cm" svg:y1="10.235cm" svg:x2="21.59cm" svg:y2="9.33cm">
          <text:p/>
        </draw:line>
        <draw:line draw:style-name="gr5" draw:text-style-name="P8" draw:layer="layout" svg:x1="20.32cm" svg:y1="6.225cm" svg:x2="20.32cm" svg:y2="6.935cm">
          <text:p/>
        </draw:line>
        <draw:custom-shape draw:style-name="gr6" draw:text-style-name="P9" draw:layer="layout" svg:width="5.715cm" svg:height="0.635cm" svg:x="18.45cm" svg:y="6.935cm">
          <text:p text:style-name="P9"><text:span text:style-name="T2">VM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715cm" svg:height="0.635cm" svg:x="18.45cm" svg:y="6.935cm">
          <text:p text:style-name="P9"><text:span text:style-name="T2">VM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715cm" svg:height="0.635cm" svg:x="3.05cm" svg:y="6.935cm">
          <text:p text:style-name="P9"><text:span text:style-name="T2">VM Disk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1.52cm" svg:y1="7.625cm" svg:x2="21.52cm" svg:y2="8.895cm">
          <text:p/>
        </draw:line>
        <draw:line draw:style-name="gr5" draw:text-style-name="P8" draw:layer="layout" svg:x1="3.81cm" svg:y1="5.985cm" svg:x2="3.81cm" svg:y2="6.935cm">
          <text:p/>
        </draw:lin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7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start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align="start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align="start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align="start" fo:text-indent="0cm"/>
    </style:style>
    <style:style style:name="Progress_5f_2-outline6" style:display-name="Progress_2-outline6" style:family="presentation" style:parent-style-name="Progress_5f_2-outline5">
      <style:paragraph-properties fo:text-align="start"/>
    </style:style>
    <style:style style:name="Progress_5f_2-outline7" style:display-name="Progress_2-outline7" style:family="presentation" style:parent-style-name="Progress_5f_2-outline6">
      <style:paragraph-properties fo:text-align="start"/>
    </style:style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0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fill-color="#b4c7dc" draw:textarea-vertical-align="middle"/>
    </style:style>
    <style:style style:name="Mgr4" style:family="graphic" style:parent-style-name="standard">
      <style:graphic-properties draw:textarea-vertical-align="middl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outline1">
      <style:graphic-properties fo:min-height="9.135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textarea-vertical-align="middle" draw:auto-grow-height="false" fo:min-height="1.055cm" fo:min-width="22.927cm"/>
    </style:style>
    <style:style style:name="Mpr7" style:family="presentation" style:parent-style-name="Standard_20_1-title">
      <style:graphic-properties draw:auto-grow-height="false" fo:min-height="2.63cm"/>
      <style:paragraph-properties style:writing-mode="lr-tb"/>
    </style:style>
    <style:style style:name="Mpr8" style:family="presentation" style:parent-style-name="Standard_20_1-backgroundobjects">
      <style:graphic-properties draw:textarea-vertical-align="middle" draw:auto-grow-height="false" fo:min-height="0.635cm" fo:min-width="28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b4c7dc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fo:font-size="11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fo:font-size="11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b4d435"/>
      <style:paragraph-properties fo:text-align="center"/>
    </style:style>
    <style:style style:name="MP13" style:family="paragraph">
      <loext:graphic-properties draw:fill-color="#88aa00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weight="normal" style:font-size-asian="26pt" style:font-weight-asian="normal" style:font-size-complex="26pt" style:font-weight-complex="normal"/>
    </style:style>
    <style:style style:name="MT4" style:family="text">
      <style:text-properties fo:font-size="11pt" style:font-size-asian="11pt" style:font-size-complex="11pt"/>
    </style:style>
    <style:style style:name="MT5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text-style-name="MP5" draw:layer="backgroundobjects" svg:width="27.939cm" svg:height="1.904cm" svg:x="0cm" svg:y="0cm" svg:viewBox="0 0 27940 1905" draw:points="0,1905 0,0 27940,0 27940,1260">
        <text:p/>
      </draw:polygon>
      <draw:frame presentation:style-name="Mpr1" draw:text-style-name="MP6" draw:layer="backgroundobjects" svg:width="25.005cm" svg:height="0.499cm" svg:x="0.233cm" svg:y="0.336cm" presentation:class="title">
        <draw:text-box>
          <text:p text:style-name="MP6">Click to edit the title text format</text:p>
        </draw:text-box>
      </draw:frame>
      <draw:frame presentation:style-name="Mpr2" draw:layer="backgroundobjects" svg:width="26.644cm" svg:height="9.889cm" svg:x="0.026cm" svg:y="2.17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text-style-name="MP5" draw:layer="backgroundobjects" svg:width="27.939cm" svg:height="3.173cm" svg:x="0cm" svg:y="0.001cm" svg:viewBox="0 0 27940 3174" draw:points="0,3174 0,0 27940,0 27940,2099">
        <text:p/>
      </draw:polygon>
      <draw:frame presentation:style-name="Standard_20_1-outline1" draw:layer="backgroundobjects" svg:width="26.035cm" svg:height="11.439cm" svg:x="0cm" svg:y="3.175cm" presentation:class="outline" presentation:placeholder="true">
        <draw:text-box/>
      </draw:frame>
      <draw:custom-shape presentation:style-name="Mpr6" draw:layer="backgroundobjects" svg:width="27.965cm" svg:height="1.285cm" svg:x="0.035cm" svg:y="10.795cm">
        <text:p/>
        <draw:enhanced-geometry svg:viewBox="0 0 21600 21600" draw:glue-points="?f6 0 10800 ?f8 ?f11 10800 ?f9 21600 10800 ?f10 ?f5 10800" draw:text-areas="?f3 ?f3 ?f4 ?f4" draw:mirror-horizontal="false" draw:mirror-vertical="false" draw:type="parallelogram" draw:modifiers="470.66578773895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7" draw:layer="backgroundobjects" svg:width="25.935cm" svg:height="0.599cm" svg:x="0.735cm" svg:y="0.37cm" presentation:class="title">
        <draw:text-box>
          <text:p>Click to edit the title text format</text:p>
        </draw:text-box>
      </draw:frame>
      <draw:custom-shape presentation:style-name="Mpr8" draw:layer="backgroundobjects" svg:width="28cm" svg:height="0.635cm" svg:x="0cm" svg:y="15.105cm">
        <text:p/>
        <draw:enhanced-geometry svg:viewBox="0 0 21600 21600" draw:type="rectangle" draw:enhanced-path="M 0 0 L 21600 0 21600 21600 0 21600 0 0 Z N"/>
      </draw:custom-shape>
      <draw:frame presentation:style-name="Mpr9" draw:text-style-name="MP8" draw:layer="backgroundobjects" svg:width="2.099cm" svg:height="0.155cm" svg:x="25.4cm" svg:y="15.15cm">
        <draw:text-box>
          <text:p text:style-name="MP7"><text:span text:style-name="MT3"><text:page-number>&lt;number&gt;</text:page-number></text:span></text:p>
        </draw:text-box>
      </draw:frame>
      <draw:frame presentation:style-name="Mpr9" draw:text-style-name="MP4" draw:layer="backgroundobjects" svg:width="4.19cm" svg:height="0.635cm" svg:x="0.11cm" svg:y="15.105cm">
        <draw:text-box>
          <text:p text:style-name="MP9"><text:span text:style-name="MT4"><presentation:date-time/></text:span></text:p>
        </draw:text-box>
      </draw:frame>
      <draw:frame presentation:style-name="Mpr9" draw:text-style-name="MP11" draw:layer="backgroundobjects" svg:width="18.131cm" svg:height="0.59cm" svg:x="5.199cm" svg:y="15.16cm">
        <draw:text-box>
          <text:p text:style-name="MP10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4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4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1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12" draw:layer="backgroundobjects" svg:width="24.1cm" svg:height="3.556cm" svg:x="3.899cm" svg:y="12.191cm" svg:viewBox="0 0 24101 3557" draw:points="0,3557 24100,3557 24101,0">
        <text:p/>
      </draw:polygon>
      <draw:polygon presentation:style-name="Mpr16" draw:text-style-name="MP13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13" draw:layer="backgroundobjects" svg:width="27.999cm" svg:height="6.667cm" svg:x="0cm" svg:y="0cm" svg:viewBox="0 0 28000 6668" draw:points="0,6668 0,0 28000,0 28000,2667">
        <text:p/>
      </draw:polygon>
      <draw:polygon presentation:style-name="Mpr15" draw:text-style-name="MP12" draw:layer="backgroundobjects" svg:width="24.1cm" svg:height="3.556cm" svg:x="3.899cm" svg:y="12.191cm" svg:viewBox="0 0 24101 3557" draw:points="0,3557 24100,3557 24101,0">
        <text:p/>
      </draw:polygon>
      <draw:polygon draw:style-name="Mgr4" draw:layer="backgroundobjects" svg:width="27.999cm" svg:height="6.857cm" svg:x="0.018cm" svg:y="-0.027cm" svg:viewBox="0 0 28000 6858" draw:points="0,6858 0,0 28000,0 28000,2841">
        <text:p/>
      </draw:polygon>
      <draw:polygon presentation:style-name="Mpr15" draw:text-style-name="MP12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7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4" draw:layer="backgroundobjects" svg:width="1.778cm" svg:height="3.405cm" svg:x="0.761cm" svg:y="7.665cm">
        <draw:text-box>
          <text:p><text:span text:style-name="MT5">“</text:span></text:p>
        </draw:text-box>
      </draw:frame>
      <draw:frame draw:style-name="Mgr7" draw:text-style-name="MP14" draw:layer="backgroundobjects" svg:width="1.778cm" svg:height="3.405cm" svg:x="25.599cm" svg:y="9.771cm">
        <draw:text-box>
          <text:p><text:span text:style-name="MT5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8T10:16:18.020698810</meta:creation-date>
    <meta:editing-duration>PT22H40M35S</meta:editing-duration>
    <meta:editing-cycles>31</meta:editing-cycles>
    <meta:generator>LibreOffice/7.3.5.1$Linux_X86_64 LibreOffice_project/30$Build-1</meta:generator>
    <dc:title>Progress</dc:title>
    <dc:date>2022-07-19T09:25:14.996876405</dc:date>
    <meta:document-statistic meta:object-count="97"/>
    <meta:template xlink:type="simple" xlink:actuate="onRequest" xlink:title="Progress" xlink:href="../../../../../../../../usr/lib/libreoffice/share/template/common/presnt/Progress.otp" meta:date="2022-07-18T10:16:17.331089580"/>
  </office:meta>
</office:document-meta>
</file>